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fe5" officeooo:paragraph-rsid="00079fe5"/>
    </style:style>
    <style:style style:name="P2" style:family="paragraph" style:parent-style-name="Standard">
      <style:text-properties officeooo:rsid="00079fe5" officeooo:paragraph-rsid="0008a395"/>
    </style:style>
    <style:style style:name="P3" style:family="paragraph" style:parent-style-name="Standard">
      <style:text-properties officeooo:rsid="0008a395" officeooo:paragraph-rsid="0008a395"/>
    </style:style>
    <style:style style:name="P4" style:family="paragraph" style:parent-style-name="Standard">
      <style:text-properties officeooo:rsid="00079fe5" officeooo:paragraph-rsid="00079fe5"/>
    </style:style>
    <style:style style:name="P5" style:family="paragraph" style:parent-style-name="Standard">
      <style:text-properties officeooo:rsid="00079fe5" officeooo:paragraph-rsid="00090a11"/>
    </style:style>
    <style:style style:name="P6" style:family="paragraph" style:parent-style-name="Standard">
      <style:text-properties officeooo:rsid="00079fe5" officeooo:paragraph-rsid="0012be85"/>
    </style:style>
    <style:style style:name="P7" style:family="paragraph" style:parent-style-name="Standard">
      <style:text-properties officeooo:rsid="00079fe5" officeooo:paragraph-rsid="0013086b"/>
    </style:style>
    <style:style style:name="P8" style:family="paragraph" style:parent-style-name="Standard">
      <style:text-properties officeooo:rsid="00090a11" officeooo:paragraph-rsid="00090a11"/>
    </style:style>
    <style:style style:name="P9" style:family="paragraph" style:parent-style-name="Standard">
      <style:text-properties officeooo:rsid="00090a11" officeooo:paragraph-rsid="0012be85"/>
    </style:style>
    <style:style style:name="P10" style:family="paragraph" style:parent-style-name="Standard">
      <style:text-properties fo:font-weight="bold" officeooo:rsid="00090a11" officeooo:paragraph-rsid="00090a11" style:font-weight-asian="bold" style:font-weight-complex="bold"/>
    </style:style>
    <style:style style:name="P11" style:family="paragraph" style:parent-style-name="Standard">
      <style:text-properties officeooo:rsid="000b8bda" officeooo:paragraph-rsid="000b8bda"/>
    </style:style>
    <style:style style:name="P12" style:family="paragraph" style:parent-style-name="Standard">
      <style:text-properties fo:font-weight="normal" officeooo:rsid="00090a11" officeooo:paragraph-rsid="00090a11" style:font-weight-asian="normal" style:font-weight-complex="normal"/>
    </style:style>
    <style:style style:name="P13" style:family="paragraph" style:parent-style-name="Standard">
      <style:text-properties fo:font-weight="normal" officeooo:rsid="0012be85" officeooo:paragraph-rsid="0012be85" style:font-weight-asian="normal" style:font-weight-complex="normal"/>
    </style:style>
    <style:style style:name="P14" style:family="paragraph" style:parent-style-name="Standard">
      <style:text-properties officeooo:rsid="0012be85" officeooo:paragraph-rsid="0012be85"/>
    </style:style>
    <style:style style:name="P15" style:family="paragraph" style:parent-style-name="Standard">
      <style:text-properties officeooo:rsid="0012be85" officeooo:paragraph-rsid="0013086b"/>
    </style:style>
    <style:style style:name="P16" style:family="paragraph" style:parent-style-name="Standard">
      <style:text-properties officeooo:rsid="0008a395" officeooo:paragraph-rsid="0012be85"/>
    </style:style>
    <style:style style:name="P17" style:family="paragraph" style:parent-style-name="Standard">
      <style:text-properties officeooo:rsid="0008a395" officeooo:paragraph-rsid="0013086b"/>
    </style:style>
    <style:style style:name="P18" style:family="paragraph" style:parent-style-name="Standard">
      <style:text-properties officeooo:rsid="0013086b" officeooo:paragraph-rsid="0013086b"/>
    </style:style>
    <style:style style:name="T1" style:family="text">
      <style:text-properties officeooo:rsid="00079fe5"/>
    </style:style>
    <style:style style:name="T2" style:family="text">
      <style:text-properties officeooo:rsid="0008a395"/>
    </style:style>
    <style:style style:name="T3" style:family="text">
      <style:text-properties officeooo:rsid="0002da1c"/>
    </style:style>
    <style:style style:name="T4" style:family="text">
      <style:text-properties officeooo:rsid="00090a11"/>
    </style:style>
    <style:style style:name="T5" style:family="text">
      <style:text-properties officeooo:rsid="000aa15c"/>
    </style:style>
    <style:style style:name="T6" style:family="text">
      <style:text-properties officeooo:rsid="000b8bda"/>
    </style:style>
    <style:style style:name="T7" style:family="text">
      <style:text-properties officeooo:rsid="000bcd90"/>
    </style:style>
    <style:style style:name="T8" style:family="text">
      <style:text-properties officeooo:rsid="000ca990"/>
    </style:style>
    <style:style style:name="T9" style:family="text">
      <style:text-properties officeooo:rsid="000e0a6b"/>
    </style:style>
    <style:style style:name="T10" style:family="text">
      <style:text-properties officeooo:rsid="000f85f3"/>
    </style:style>
    <style:style style:name="T11" style:family="text">
      <style:text-properties officeooo:rsid="00116c72"/>
    </style:style>
    <style:style style:name="T12" style:family="text">
      <style:text-properties officeooo:rsid="0012be85"/>
    </style:style>
    <style:style style:name="T13" style:family="text">
      <style:text-properties officeooo:rsid="00130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cenariusz główny:</text:p>
      <text:p text:style-name="P12">0.<text:span text:style-name="T11"> </text:span>Gra wyświetla <text:span text:style-name="T11">planszę powitalną.</text:span></text:p>
      <text:p text:style-name="P8">1. Gracz wybiera <text:span text:style-name="T11">z planszy powitalnej </text:span>przycisk "Rozpocznij nową grę"</text:p>
      <text:p text:style-name="P8">2. Gracz nazywa <text:span text:style-name="T6">awatar</text:span>.</text:p>
      <text:p text:style-name="P5">4. <text:span text:style-name="T6">Awatar</text:span> pojawia się na <text:span text:style-name="T6">odkrytym polu na </text:span>losowo wygenerowanej mapie z <text:span text:style-name="T6">resztą </text:span>zakryty<text:span text:style-name="T6">ch</text:span> p<text:span text:style-name="T6">ól</text:span>.</text:p>
      <text:p text:style-name="P8">4. Gracz odkrywa pola sąsiadujące z odkrytymi polami.</text:p>
      <text:p text:style-name="P8">5. Gracz <text:span text:style-name="T6">eksploruje, </text:span>walczy z przeciwnikami.<text:span text:style-name="T6"> Jeśli przegrywa w walce (jego życie spada do zera), gracz kończy grę, przegrywając ją. Jeśli zwycięży, otrzymuje nagrody (przedmioty, punkty doświadczenia) i może kontynuować eksplorację.</text:span></text:p>
      <text:p text:style-name="P11">6. Gracz eksploruje, znajduje przedmioty<text:span text:style-name="T10"> (zbroje, bronie, mikstury oraz inne), które trafiają do plecaka awatara</text:span>.</text:p>
      <text:p text:style-name="P8"><text:span text:style-name="T9">7</text:span>. Gracz <text:span text:style-name="T5">eksploruje na danym poziomie, aż </text:span>znajduje klucz<text:span text:style-name="T11"> i znajduje drzwi.</text:span></text:p>
      <text:p text:style-name="P8"><text:span text:style-name="T11">8.</text:span> Gracz przechodzi do kolejnej mapy.</text:p>
      <text:p text:style-name="P8"><text:span text:style-name="T12">9</text:span>. Gracz powtarza czynności 4-<text:span text:style-name="T11">8</text:span> aż do napotkania przeciwnika specjalnego na piątej, piętnastej oraz dwudziestej mapie.</text:p>
      <text:p text:style-name="P8">1<text:span text:style-name="T12">0</text:span>. Na wyżej wymienionych mapach gracz nie znajduje klucza ani drzwi, tylko<text:span text:style-name="T6"> walczy z</text:span> przeciwnik<text:span text:style-name="T6">iem</text:span> specjaln<text:span text:style-name="T6">ym</text:span>.</text:p>
      <text:p text:style-name="P8">1<text:span text:style-name="T12">1</text:span>. Gracz przechodzi do kolejnej mapy<text:span text:style-name="T11"> jeśli pokona przeciwnika specjalnego. Jeśli przegra walkę (jego życie spadnie do zera), gracz kończy grę, przegrywając ją.</text:span></text:p>
      <text:p text:style-name="P8">1<text:span text:style-name="T12">2</text:span>. Na dwudziestej mapie gracz <text:span text:style-name="T6">walczy z </text:span>ostatni<text:span text:style-name="T6">m</text:span> przeciwnik<text:span text:style-name="T6">iem</text:span> specjaln<text:span text:style-name="T6">ym. Jeśli przegrywa w walce (jego życie spada do zera), gracz kończy grę, przegrywając ją. Jeśli zwycięży, gracz kończy grę, wygrywając ją.</text:span></text:p>
      <text:p text:style-name="P1"/>
      <text:p text:style-name="P1"/>
      <text:p text:style-name="P1"/>
      <text:p text:style-name="P1"/>
      <text:p text:style-name="P1"/>
      <text:p text:style-name="P1"/>
      <text:p text:style-name="P10">Scenariusz szczegółowy:</text:p>
      <text:p text:style-name="P13">0. Gra wyświetla planszę powitalną.</text:p>
      <text:p text:style-name="P6">1. <text:span text:style-name="T4">Gracz wybiera z planszy powitalnej przycisk</text:span> "Rozpocznij nową grę"</text:p>
      <text:p text:style-name="P1">2. Gracz nazywa <text:span text:style-name="T7">awatar</text:span>.</text:p>
      <text:p text:style-name="P6"><text:span text:style-name="T12">3</text:span>. <text:span text:style-name="T6">Awatar</text:span> pojawia się na <text:span text:style-name="T6">odkrytym polu na </text:span>losowo wygenerowanej mapie z <text:span text:style-name="T6">resztą </text:span>zakryty<text:span text:style-name="T6">ch</text:span> p<text:span text:style-name="T6">ól.</text:span></text:p>
      <text:p text:style-name="P14">4. <text:span text:style-name="T4">Gracz odkrywa pol</text:span>e<text:span text:style-name="T4"> sąsiadujące z odkrytymi polami.</text:span></text:p>
      <text:p text:style-name="P14">5. Gracz po okryciu pola napotyka przeciwnika.</text:p>
      <text:p text:style-name="P6"><text:span text:style-name="T12"><text:tab/><text:tab/><text:tab/>5</text:span>.A Gracz ignoruje przeciwnika</text:p>
      <text:p text:style-name="P6"><text:span text:style-name="T2"><text:tab/></text:span><text:tab/><text:tab/><text:tab/><text:span text:style-name="T12">5.A</text:span>.1 Przeciwnik pozostaje na odkrytym polu.</text:p>
      <text:p text:style-name="P6"><text:span text:style-name="T2"><text:tab/></text:span><text:tab/><text:tab/><text:tab/><text:span text:style-name="T12">5.A</text:span>.2 Przejdź do kroku <text:span text:style-name="T12">4</text:span>.</text:p>
      <text:p text:style-name="P6"><text:span text:style-name="T2"><text:tab/></text:span><text:tab/><text:tab/><text:span text:style-name="T12">5</text:span>.B Gracz wybiera walkę z przeciwnikiem.</text:p>
      <text:p text:style-name="P6"><text:span text:style-name="T2"><text:tab/></text:span><text:tab/><text:tab/><text:tab/><text:span text:style-name="T12">5.B.</text:span>1 Ruch gracza.</text:p>
      <text:p text:style-name="P6"><text:span text:style-name="T2"><text:tab/></text:span><text:tab/><text:tab/><text:tab/><text:tab/><text:span text:style-name="T12">5.B.</text:span>1.A Gracz atakuje przeciwnika</text:p>
      <text:p text:style-name="P6"><text:span text:style-name="T2"><text:tab/></text:span><text:tab/><text:tab/><text:tab/><text:tab/><text:tab/><text:span text:style-name="T12">5.B.</text:span>1.A.A Przeciwnik nie umiera</text:p>
      <text:p text:style-name="P6"><text:span text:style-name="T2"><text:tab/></text:span><text:tab/><text:tab/><text:tab/><text:tab/><text:tab/><text:tab/><text:span text:style-name="T12">5.B.</text:span>1.A.A.1 Przejdź do kroku <text:span text:style-name="T2">5.B.2</text:span></text:p>
      <text:p text:style-name="P6"><text:span text:style-name="T2"><text:tab/></text:span><text:tab/><text:tab/><text:tab/><text:tab/><text:tab/><text:span text:style-name="T12">5.B.</text:span>1.A.B Przeciwnik umiera</text:p>
      <text:p text:style-name="P6"><text:span text:style-name="T2"><text:tab/></text:span><text:tab/><text:tab/><text:tab/><text:tab/><text:tab/><text:tab/><text:span text:style-name="T12">5.B.</text:span>1.A.B.1 <text:span text:style-name="T8">Awatar</text:span> otrzymuje nagrodę za <text:span text:style-name="T2"><text:tab/><text:tab/><text:tab/><text:tab/><text:tab/><text:tab/><text:tab/><text:tab/></text:span>pokonanie<text:span text:style-name="T2"> </text:span>przeciwnika<text:span text:style-name="T12"> (przedmioty, punkty <text:tab/><text:tab/><text:tab/><text:tab/><text:tab/><text:tab/><text:tab/>doświadczenia)</text:span></text:p>
      <text:p text:style-name="P6"><text:tab/><text:span text:style-name="T2"><text:tab/></text:span><text:tab/><text:tab/><text:tab/><text:tab/><text:tab/><text:span text:style-name="T12">5.B.</text:span>1.A.B.2 Przejdź do kroku <text:span text:style-name="T12">4.</text:span></text:p>
      <text:p text:style-name="P6"><text:tab/><text:span text:style-name="T2"><text:tab/></text:span><text:tab/><text:tab/><text:tab/><text:span text:style-name="T12">5.B.</text:span>1.B Gracz używa przedmiotu z plecaka</text:p>
      <text:p text:style-name="P14"><text:tab/><text:tab/><text:tab/><text:tab/><text:tab/><text:tab/>5.B.1.B.1 Przejdź do kroku 5.B.2</text:p>
      <text:p text:style-name="P6"><text:tab/><text:span text:style-name="T2"><text:tab/></text:span><text:tab/><text:tab/><text:span text:style-name="T12">5</text:span>.B.2 Ruch przeciwnika.</text:p>
      <text:p text:style-name="P6"><text:tab/><text:span text:style-name="T2"><text:tab/></text:span><text:tab/><text:tab/><text:tab/><text:span text:style-name="T12">5</text:span>.B.2<text:span text:style-name="T12">.</text:span>1 Przeciwnik atakuje gracza</text:p>
      <text:p text:style-name="P6"><text:soft-page-break/><text:tab/><text:span text:style-name="T2"><text:tab/></text:span><text:tab/><text:tab/><text:tab/><text:tab/><text:span text:style-name="T12">5</text:span>.B.2<text:span text:style-name="T12">.</text:span>1.A Gracz nie ginie</text:p>
      <text:p text:style-name="P6"><text:tab/><text:span text:style-name="T2"><text:tab/></text:span><text:tab/><text:tab/><text:tab/><text:tab/><text:tab/><text:span text:style-name="T12">5</text:span>.B.2<text:span text:style-name="T12">.</text:span>1.A.1 Przejdź do kroku <text:span text:style-name="T12">5.B.1</text:span></text:p>
      <text:p text:style-name="P6"><text:tab/><text:span text:style-name="T2"><text:tab/></text:span><text:tab/><text:tab/><text:tab/><text:tab/><text:span text:style-name="T12">5</text:span>.B.2<text:span text:style-name="T12">.</text:span>1.B Gracz ginie</text:p>
      <text:p text:style-name="P6"><text:tab/><text:span text:style-name="T2"><text:tab/></text:span><text:tab/><text:tab/><text:tab/><text:tab/><text:tab/><text:span text:style-name="T12">5</text:span>.B.2<text:span text:style-name="T12">.</text:span>1.B.1 Koniec gry. Zostaje <text:span text:style-name="T2"><text:tab/><text:tab/><text:tab/><text:tab/><text:tab/><text:tab/><text:tab/><text:tab/><text:tab/></text:span>wyświetlon<text:span text:style-name="T12">y wynik końcowy</text:span>.</text:p>
      <text:p text:style-name="P14">6. Gracz po odkryciu pola znajduje przedmiot.</text:p>
      <text:p text:style-name="P14"><text:tab/>6.1 Przedmiot trafia do plecaka awatara.</text:p>
      <text:p text:style-name="P14"><text:tab/>6.2 Przejdź do kroku 4.</text:p>
      <text:p text:style-name="P14"><text:span text:style-name="T9">7. Gracz eksploruje na danym poziomie, aż znajduje klucz i znajduje drzwi.</text:span></text:p>
      <text:p text:style-name="P6"><text:span text:style-name="T12"><text:tab/>7.A</text:span> <text:span text:style-name="T12"><text:s/>Gracz znajduje klucz.</text:span></text:p>
      <text:p text:style-name="P6"><text:tab/><text:span text:style-name="T2"><text:tab/></text:span><text:tab/><text:span text:style-name="T12">7.A</text:span>.1 w interfejsie pojawia się informacja o posiadaniu klucza przez <text:span text:style-name="T2"><text:tab/><text:tab/><text:tab/><text:tab/>awatar</text:span>.</text:p>
      <text:p text:style-name="P6"><text:span text:style-name="T13"><text:tab/>7.B</text:span> <text:span text:style-name="T13">Gracz znajduje drzwi.</text:span></text:p>
      <text:p text:style-name="P6"><text:tab/><text:span text:style-name="T2"><text:tab/></text:span><text:tab/><text:span text:style-name="T13">7.B</text:span>.A Gracz posiada klucz</text:p>
      <text:p text:style-name="P17"><text:tab/><text:tab/><text:tab/><text:tab/><text:span text:style-name="T13">7.B</text:span>.A.A Gracz otwiera drzwi</text:p>
      <text:p text:style-name="P17"><text:tab/><text:tab/><text:tab/><text:tab/><text:tab/><text:span text:style-name="T13">7.B.A.A.1</text:span> Przejdź do kroku <text:span text:style-name="T13">8.</text:span></text:p>
      <text:p text:style-name="P17"><text:tab/><text:tab/><text:tab/><text:tab/><text:span text:style-name="T13">7.B</text:span>.A.B Gracz ignoruje drzwi</text:p>
      <text:p text:style-name="P18"><text:tab/><text:tab/><text:tab/><text:tab/><text:tab/>7.B.A.B.1 Przejdź do kroku 4.</text:p>
      <text:p text:style-name="P7"><text:tab/><text:span text:style-name="T2"><text:tab/></text:span><text:tab/><text:span text:style-name="T13">7.B</text:span>.B Gracz nie posiada <text:span text:style-name="T2">klucza</text:span></text:p>
      <text:p text:style-name="P16"><text:tab/><text:tab/><text:tab/><text:tab/><text:span text:style-name="T13">7.B</text:span>.B.1 Przejdź do kroku 4.</text:p>
      <text:p text:style-name="P9"><text:span text:style-name="T11">8.</text:span> Gracz przechodzi do kolejnej mapy.</text:p>
      <text:p text:style-name="P9"><text:span text:style-name="T12">9</text:span>. Gracz powtarza czynności 4-<text:span text:style-name="T11">8</text:span> aż do napotkania przeciwnika specjalnego na piątej, piętnastej oraz dwudziestej mapie.</text:p>
      <text:p text:style-name="P9">1<text:span text:style-name="T12">0</text:span>. Na wyżej wymienionych mapach gracz nie znajduje klucza ani drzwi, tylko<text:span text:style-name="T6"> walczy z</text:span> przeciwnik<text:span text:style-name="T6">iem</text:span> specjaln<text:span text:style-name="T6">ym</text:span>.</text:p>
      <text:p text:style-name="P18"><text:tab/>10.1 Gracz spotyka przeciwnika specjalnego.</text:p>
      <text:p text:style-name="P18"><text:tab/><text:tab/>10.1.A Gracz ignoruje przeciwnika</text:p>
      <text:p text:style-name="P18"><text:tab/><text:tab/><text:tab/>10.1.A.1 Gracz kontynuuje eksplorację.</text:p>
      <text:p text:style-name="P18"><text:tab/><text:tab/>10.1.B Gracz wybiera walkę z przeciwnikiem.</text:p>
      <text:p text:style-name="P7"><text:span text:style-name="T13"><text:tab/><text:tab/><text:tab/>10.1.B.</text:span>1 Ruch gracza.</text:p>
      <text:p text:style-name="P7"><text:span text:style-name="T2"><text:tab/></text:span><text:tab/><text:tab/><text:tab/><text:span text:style-name="T13">10.1.B.</text:span>1.A Gracz atakuje przeciwnika</text:p>
      <text:p text:style-name="P7"><text:span text:style-name="T2"><text:tab/></text:span><text:tab/><text:tab/><text:tab/><text:tab/><text:span text:style-name="T13">10.1.B.</text:span>1.A.A Przeciwnik nie umiera</text:p>
      <text:p text:style-name="P7"><text:span text:style-name="T2"><text:tab/></text:span><text:tab/><text:tab/><text:tab/><text:tab/><text:tab/><text:span text:style-name="T13">10.1.B.</text:span>1.A.A.1 Przejdź do kroku <text:span text:style-name="T13">10.1.B.2</text:span></text:p>
      <text:p text:style-name="P7"><text:span text:style-name="T2"><text:tab/></text:span><text:tab/><text:tab/><text:tab/><text:tab/><text:span text:style-name="T13">10.1.B.</text:span>1.A.B Przeciwnik umiera</text:p>
      <text:p text:style-name="P7"><text:span text:style-name="T2"><text:tab/></text:span><text:tab/><text:tab/><text:tab/><text:tab/><text:tab/><text:span text:style-name="T13">10.1.B.</text:span>1.A.B.1 <text:span text:style-name="T8">Awatar</text:span> otrzymuje nagrodę za <text:span text:style-name="T2"><text:tab/><text:tab/><text:tab/><text:tab/><text:tab/><text:tab/><text:tab/><text:tab/></text:span>pokonanie<text:span text:style-name="T2"> </text:span>przeciwnika<text:span text:style-name="T12"> (przedmioty, punkty <text:tab/><text:tab/><text:tab/><text:tab/><text:tab/><text:tab/><text:tab/>doświadczenia)</text:span></text:p>
      <text:p text:style-name="P7"><text:tab/><text:span text:style-name="T2"><text:tab/></text:span><text:tab/><text:tab/><text:tab/><text:tab/><text:span text:style-name="T13">10.1.B.</text:span>1.A.B.2 Przejdź do kroku <text:span text:style-name="T13">8.</text:span></text:p>
      <text:p text:style-name="P7"><text:tab/><text:span text:style-name="T2"><text:tab/></text:span><text:tab/><text:tab/><text:span text:style-name="T13">10.1.B.</text:span>1.B Gracz używa przedmiotu z plecaka</text:p>
      <text:p text:style-name="P15"><text:tab/><text:tab/><text:tab/><text:tab/><text:tab/><text:span text:style-name="T13">10.1.B.1</text:span>.B.1 Przejdź do kroku <text:span text:style-name="T13">10.1.B.2</text:span></text:p>
      <text:p text:style-name="P7"><text:tab/><text:span text:style-name="T2"><text:tab/></text:span><text:tab/><text:span text:style-name="T13">10.1.B</text:span>.2 Ruch przeciwnika.</text:p>
      <text:p text:style-name="P7"><text:tab/><text:span text:style-name="T2"><text:tab/></text:span><text:tab/><text:tab/><text:span text:style-name="T13">10.1.B</text:span>.2<text:span text:style-name="T12">.</text:span>1 Przeciwnik atakuje gracza</text:p>
      <text:p text:style-name="P7"><text:tab/><text:span text:style-name="T2"><text:tab/></text:span><text:tab/><text:tab/><text:tab/><text:span text:style-name="T13">10.1.B</text:span>.2<text:span text:style-name="T12">.</text:span>1<text:span text:style-name="T13">.</text:span>A Gracz nie ginie</text:p>
      <text:p text:style-name="P7"><text:tab/><text:span text:style-name="T2"><text:tab/></text:span><text:tab/><text:tab/><text:tab/><text:tab/><text:span text:style-name="T13">10.1.B</text:span>.2<text:span text:style-name="T12">.</text:span>1<text:span text:style-name="T13">.</text:span>A.1 Przejdź do kroku <text:span text:style-name="T13">10.1.B.1</text:span></text:p>
      <text:p text:style-name="P7"><text:tab/><text:span text:style-name="T2"><text:tab/></text:span><text:tab/><text:tab/><text:tab/><text:span text:style-name="T13">10.1.B</text:span>.2<text:span text:style-name="T12">.</text:span>1.B Gracz ginie</text:p>
      <text:p text:style-name="P7"><text:tab/><text:span text:style-name="T2"><text:tab/></text:span><text:tab/><text:tab/><text:tab/><text:tab/><text:span text:style-name="T13">10.1.B</text:span>.2<text:span text:style-name="T12">.</text:span>1<text:span text:style-name="T13">.B</text:span>.1 Koniec gry. Zostaje <text:span text:style-name="T2"><text:tab/><text:tab/><text:tab/><text:tab/><text:tab/><text:tab/><text:tab/><text:tab/><text:tab/></text:span>wyświetlon<text:span text:style-name="T12">y wynik końcowy</text:span>.</text:p>
      <text:p text:style-name="P9">1<text:span text:style-name="T12">1</text:span>. Gracz przechodzi do kolejnej mapy<text:span text:style-name="T11"> jeśli pokona przeciwnika specjalnego. Jeśli przegra walkę (jego życie spadnie do zera), gracz kończy grę, przegrywając ją.</text:span></text:p>
      <text:p text:style-name="P9">1<text:span text:style-name="T12">2</text:span>. Na dwudziestej mapie gracz <text:span text:style-name="T6">walczy z </text:span>ostatni<text:span text:style-name="T6">m</text:span> przeciwnik<text:span text:style-name="T6">iem</text:span> specjaln<text:span text:style-name="T6">ym. Jeśli przegrywa w walce (jego życie spada do zera), gracz kończy grę, przegrywając ją. Jeśli zwycięży, gracz kończy grę, wygrywając ją.</text:span></text:p>
      <text:p text:style-name="P18"><text:soft-page-break/><text:tab/>12.1 Gracz spotyka przeciwnika specjalnego.</text:p>
      <text:p text:style-name="P18"><text:tab/><text:tab/>12.1.A Gracz ignoruje przeciwnika</text:p>
      <text:p text:style-name="P18"><text:tab/><text:tab/><text:tab/>12.1.A.1 Gracz kontynuuje eksplorację.</text:p>
      <text:p text:style-name="P18"><text:tab/><text:tab/>12.1.B Gracz wybiera walkę z przeciwnikiem.</text:p>
      <text:p text:style-name="P7"><text:span text:style-name="T13"><text:tab/><text:tab/><text:tab/>12.1.B.</text:span>1 Ruch gracza.</text:p>
      <text:p text:style-name="P7"><text:span text:style-name="T2"><text:tab/></text:span><text:tab/><text:tab/><text:tab/><text:span text:style-name="T13">12.1.B.</text:span>1.A Gracz atakuje przeciwnika</text:p>
      <text:p text:style-name="P7"><text:span text:style-name="T2"><text:tab/></text:span><text:tab/><text:tab/><text:tab/><text:tab/><text:span text:style-name="T13">12.1.B.</text:span>1.A.A Przeciwnik nie umiera</text:p>
      <text:p text:style-name="P7"><text:span text:style-name="T2"><text:tab/></text:span><text:tab/><text:tab/><text:tab/><text:tab/><text:tab/><text:span text:style-name="T13">12.1.B.</text:span>1.A.A.1 Przejdź do kroku <text:span text:style-name="T13">12.1.B.2</text:span></text:p>
      <text:p text:style-name="P7"><text:span text:style-name="T2"><text:tab/></text:span><text:tab/><text:tab/><text:tab/><text:tab/><text:span text:style-name="T13">12.1.B.</text:span>1.A.B Przeciwnik umiera</text:p>
      <text:p text:style-name="P7"><text:span text:style-name="T2"><text:tab/></text:span><text:tab/><text:tab/><text:tab/><text:tab/><text:tab/><text:span text:style-name="T13">12.1.B.</text:span>1.A.B.1 <text:span text:style-name="T3">Koniec gry. Zostaje <text:tab/><text:tab/><text:tab/><text:tab/><text:tab/><text:tab/><text:tab/><text:tab/><text:tab/>wyświetlona informacja o pomyślnym <text:tab/><text:tab/><text:tab/><text:tab/><text:tab/><text:tab/><text:tab/><text:tab/>ukończeniu gry oraz wyświetlone menu.</text:span></text:p>
      <text:p text:style-name="P7"><text:tab/><text:span text:style-name="T2"><text:tab/></text:span><text:tab/><text:tab/><text:span text:style-name="T13">12.1.B.</text:span>1.B Gracz używa przedmiotu z plecaka</text:p>
      <text:p text:style-name="P15"><text:tab/><text:tab/><text:tab/><text:tab/><text:tab/><text:span text:style-name="T13">12.1.B.1</text:span>.B.1 Przejdź do kroku <text:span text:style-name="T13">12.1.B.2</text:span></text:p>
      <text:p text:style-name="P7"><text:tab/><text:span text:style-name="T2"><text:tab/></text:span><text:tab/><text:span text:style-name="T13">12.1.B</text:span>.2 Ruch przeciwnika.</text:p>
      <text:p text:style-name="P7"><text:tab/><text:span text:style-name="T2"><text:tab/></text:span><text:tab/><text:tab/><text:span text:style-name="T13">12.1.B</text:span>.2<text:span text:style-name="T12">.</text:span>1 Przeciwnik atakuje gracza</text:p>
      <text:p text:style-name="P7"><text:tab/><text:span text:style-name="T2"><text:tab/></text:span><text:tab/><text:tab/><text:tab/><text:span text:style-name="T13">12.1.B</text:span>.2<text:span text:style-name="T12">.</text:span>1<text:span text:style-name="T13">.</text:span>A Gracz nie ginie</text:p>
      <text:p text:style-name="P7"><text:tab/><text:span text:style-name="T2"><text:tab/></text:span><text:tab/><text:tab/><text:tab/><text:tab/><text:span text:style-name="T13">12.1.B</text:span>.2<text:span text:style-name="T12">.</text:span>1<text:span text:style-name="T13">.</text:span>A.1 Przejdź do kroku <text:span text:style-name="T13">12.1.B.1</text:span></text:p>
      <text:p text:style-name="P7"><text:tab/><text:span text:style-name="T2"><text:tab/></text:span><text:tab/><text:tab/><text:tab/><text:span text:style-name="T13">12.1.B</text:span>.2<text:span text:style-name="T12">.</text:span>1.B Gracz ginie</text:p>
      <text:p text:style-name="P7"><text:tab/><text:span text:style-name="T2"><text:tab/></text:span><text:tab/><text:tab/><text:tab/><text:tab/><text:span text:style-name="T13">12.1.B</text:span>.2<text:span text:style-name="T12">.</text:span>1<text:span text:style-name="T13">.B</text:span>.1 Koniec gry. Zostaje <text:span text:style-name="T2"><text:tab/><text:tab/><text:tab/><text:tab/><text:tab/><text:tab/><text:tab/><text:tab/><text:tab/></text:span>wyświetlon<text:span text:style-name="T12">y wynik końcowy</text:span>.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8:10:54.908000000</meta:creation-date>
    <dc:date>2017-03-08T09:31:37.275000000</dc:date>
    <meta:editing-duration>PT1H21M22S</meta:editing-duration>
    <meta:editing-cycles>11</meta:editing-cycles>
    <meta:generator>LibreOffice/5.0.1.2$Windows_X86_64 LibreOffice_project/81898c9f5c0d43f3473ba111d7b351050be20261</meta:generator>
    <meta:document-statistic meta:table-count="0" meta:image-count="0" meta:object-count="0" meta:page-count="3" meta:paragraph-count="96" meta:word-count="688" meta:character-count="5336" meta:non-whitespace-character-count="4372"/>
  </office:meta>
</office:document-meta>
</file>